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pitch="variable"/>
    </style:style>
    <style:style style:name="T1" style:family="text">
      <style:text-properties fo:font-family="Consola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cm" svg:x="3.5cm" svg:y="10.9cm">
          <text:p text:style-name="P1"><text:span text:style-name="T1">Basic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.7cm" svg:y="13.7cm">
          <text:p text:style-name="P1"><text:span text:style-name="T1">TCP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5.8cm" svg:y="15.1cm">
          <text:p text:style-name="P1"><text:span text:style-name="T1">SOCKS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5.8cm" svg:y="16.6cm">
          <text:p text:style-name="P1"><text:span text:style-name="T1">TCP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5.8cm" svg:y="18.2cm">
          <text:p text:style-name="P1"><text:span text:style-name="T1">TCP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.1cm" svg:y="12.3cm">
          <text:p text:style-name="P1"><text:span text:style-name="T1">IP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.8cm" svg:y="19.7cm">
          <text:p text:style-name="P1"><text:span text:style-name="T1">UDP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cm" svg:y="21.1cm">
          <text:p text:style-name="P1"><text:span text:style-name="T1">UNIX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.8cm" svg:y="22.5cm">
          <text:p text:style-name="P1"><text:span text:style-name="T1">UNIX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cm" svg:height="1cm" svg:x="4.1cm" svg:y="24cm">
          <text:p text:style-name="P1"><text:span text:style-name="T1">So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emant Kumar</meta:initial-creator>
    <meta:creation-date>2010-03-15T00:20:59</meta:creation-date>
    <dc:date>2010-03-15T00:37:23</dc:date>
    <dc:creator>Hemant Kumar</dc:creator>
    <meta:editing-duration>PT00H00M51S</meta:editing-duration>
    <meta:editing-cycles>1</meta:editing-cycles>
    <meta:document-statistic meta:object-count="10"/>
    <meta:generator>OpenOffice.org/3.1$Unix OpenOffice.org_project/310m19$Build-9420</meta:generator>
  </office:meta>
</office:document-meta>
</file>